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language="fr" fo:country="FR" fo:font-style="normal" fo:text-shadow="none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language="en" fo:country="US" fo:font-style="normal" fo:text-shadow="none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fo:font-size="16pt" fo:language="fr" fo:country="FR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language="fr" fo:country="FR" fo:font-weight="normal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99" fo:font-size="13pt" fo:language="fr" fo:country="FR" fo:font-weight="normal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fr" fo:country="FR"/>
    </style:style>
    <style:style style:name="P13" style:family="paragraph" style:parent-style-name="Standard">
      <style:paragraph-properties fo:text-align="start" style:justify-single-word="false"/>
      <style:text-properties fo:color="#000066" style:text-outline="false" style:text-line-through-style="none" style:font-name="Arial" fo:font-size="13pt" fo:language="fr" fo:country="FR" fo:font-style="normal" fo:text-shadow="none" style:text-underline-style="solid" style:text-underline-width="auto" style:text-underline-color="font-color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font-size="13pt" fo:language="fr" fo:country="FR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3pt" fo:language="fr" fo:country="FR" fo:font-weight="normal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language="en" fo:country="US" fo:font-style="normal" fo:text-shadow="none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3pt" fo:font-style="normal" fo:text-shadow="none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99"/>
    </style:style>
    <style:style style:name="T5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16pt" fo:language="fr" fo:country="FR" fo:font-weight="bold" style:font-size-asian="16pt" style:font-weight-asian="bold" style:font-size-complex="16pt" style:font-weight-complex="bold"/>
    </style:style>
    <style:style style:name="T7" style:family="text">
      <style:text-properties fo:color="#000000" style:text-outline="false" style:text-line-through-style="none" style:font-name="Arial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fo:color="#000000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style:text-outline="false" style:text-line-through-style="none" style:font-name="Arial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Arial" fo:font-size="15pt" fo:font-style="normal" fo:text-shadow="none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 style:text-emphasize="none" style:text-overline-style="none" style:text-overline-color="font-color"/>
    </style:style>
    <style:style style:name="T19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21" style:family="text">
      <style:text-properties style:text-outline="false" style:text-line-through-style="none" style:font-name="Times New Roman" fo:font-size="13pt" fo:language="fr" fo:country="FR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22" style:family="text">
      <style:text-properties style:text-outline="false" style:text-line-through-style="none" style:font-name="Times New Roman" fo:font-size="13pt" fo:language="fr" fo:country="FR" fo:font-style="normal" fo:text-shadow="none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 style:text-emphasize="none" style:text-overline-style="none" style:text-overline-color="font-color"/>
    </style:style>
    <style:style style:name="T23" style:family="text">
      <style:text-properties fo:language="fr" fo:country="FR"/>
    </style:style>
    <style:style style:name="T24" style:family="text">
      <style:text-properties fo:color="#000066" style:text-underline-style="solid" style:text-underline-width="auto" style:text-underline-color="font-color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8" style:family="text">
      <style:text-properties style:font-name="Times New Roman" fo:font-weight="normal" style:font-weight-asian="normal" style:font-weight-complex="normal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14pt" fo:font-weight="normal" style:font-size-asian="14pt" style:font-weight-asian="normal" style:font-size-complex="14pt" style:font-weight-complex="normal"/>
    </style:style>
    <style:style style:name="T32" style:family="text">
      <style:text-properties fo:language="en" fo:country="US" fo:font-weight="normal" style:font-weight-asian="normal" style:font-weight-complex="normal"/>
    </style:style>
    <style:style style:name="T33" style:family="text">
      <style:text-properties fo:color="#0000ff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color="#0000ff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5" style:family="text">
      <style:text-properties fo:color="#0000ff"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4">10 recommandations pour améliorer le SEO du site.</text:p>
      <text:p text:style-name="P2"/>
      <text:p text:style-name="P2"/>
      <text:p text:style-name="P3">1.Mettre les bons mots clés aux bons endroits. <text:s/><text:line-break/><text:tab/><text:span text:style-name="T2">Le mot clés principal est "entreprise web design Lyon"</text:span></text:p>
      <text:p text:style-name="P3"><text:tab/></text:p>
      <text:p text:style-name="P3"><text:tab/><text:span text:style-name="T1">- Inclure le mot clés principal dans la balise &lt;title&gt;.<text:line-break/><text:tab/>- Enlever la &lt;meta&gt; Keywords.</text:span></text:p>
      <text:p text:style-name="P10"><text:tab/>- Inclure le mot clés principal ainsi que d'autres mots clés pertinents <text:s/>dans une phrase <text:tab/>descriptif de la page du site web dans la &lt;meta&gt; description.</text:p>
      <text:p text:style-name="P10"><text:tab/>- Inclure <text:s/>le mot clés principal dans le &lt;h1&gt;.</text:p>
      <text:p text:style-name="P10"><text:tab/>- Mettre les sous titres en &lt;h2&gt;, ils contiennent des mots clés.</text:p>
      <text:p text:style-name="P10"><text:tab/>- Mettre les mots clés situés dans les paragraphes dans des balises &lt;strong&gt;<text:line-break/><text:tab/>- Faire une description courte des images dans l'attribut alt contenant des mots clés.</text:p>
      <text:p text:style-name="P10"><text:tab/>- Inclure le mot clés principal dans l'URL. <text:s/></text:p>
      <text:p text:style-name="P10"/>
      <text:p text:style-name="P10">source : <text:span text:style-name="T4">- https://support.google.com/webmasters/answer/7451184?h</text:span></text:p>
      <text:p text:style-name="P11"/>
      <text:p text:style-name="P9">2.Indiquer la langue de la page web (accessibilité)</text:p>
      <text:p text:style-name="P9"/>
      <text:p text:style-name="P12"><text:span text:style-name="T5"><text:tab/></text:span><text:span text:style-name="T12">- </text:span><text:span text:style-name="T10">changer "default" par "fr" dans la balise &lt;html lang&gt; sinon </text:span><text:span text:style-name="T15">les <text:tab/>lecteurs <text:tab/>d'écran utiliseront la lange paramétrée par le système d'exploitation, ce qui <text:tab/>pourra entraîner des défauts de prononciations.</text:span><text:span text:style-name="T10"> </text:span></text:p>
      <text:p text:style-name="P9"/>
      <text:p text:style-name="P1"><text:span text:style-name="T6">source : </text:span><text:a xlink:type="simple" xlink:href="https://developer.mozilla.org/fr/docs/Web/HTML/Element/html" text:style-name="Internet_20_link" text:visited-style-name="Visited_20_Internet_20_Link"><text:span text:style-name="T23">https://developer.mozilla.org/fr/docs/Web/HTML/Element/html</text:span></text:a><text:span text:style-name="T6"> </text:span></text:p>
      <text:p text:style-name="P12"/>
      <text:p text:style-name="P12"><text:span text:style-name="T3">3.</text:span><text:span text:style-name="T16">Indiquer les bonnes metadonées de la page web.</text:span></text:p>
      <text:p text:style-name="P3"/>
      <text:p text:style-name="P10"><text:tab/>-<text:span text:style-name="T26"> Ajouter des &lt;meta&gt; open graph <text:s/>twitter cards des pages web pour les réseaux sociaux, il est pas nécessaire de les 'dupliquer'.</text:span></text:p>
      <text:p text:style-name="P15"><text:tab/>- D<text:span text:style-name="T20">éfinir une balise canonique pour les moteurs de recherche l'URL.</text:span></text:p>
      <text:p text:style-name="P16"><text:tab/>- Mettre le Favicon de la bonne taille et de bon format. (PNG et 16X16px par exemple)</text:p>
      <text:p text:style-name="P16"/>
      <text:p text:style-name="P1"><text:span text:style-name="T22">Source</text:span><text:span text:style-name="T21"> : </text:span><text:a xlink:type="simple" xlink:href="https://developer.mozilla.org/fr/docs/Apprendre/HTML/Introduction_à_HTML/The_head_metadata_in_HTML" text:style-name="Internet_20_link" text:visited-style-name="Visited_20_Internet_20_Link">https://developer.mozilla.org/fr/docs/Apprendre/HTML/Introduction_%C3%A0_HTML/The_head_metadata_in_HTML</text:a>.</text:p>
      <text:p text:style-name="P5"><text:tab/></text:p>
      <text:p text:style-name="P5"/>
      <text:p text:style-name="P12"><text:span text:style-name="T18">4. Ameliorer la performance du site.</text:span><text:span text:style-name="T17"><text:line-break/><text:line-break/></text:span><text:soft-page-break/><text:span text:style-name="T17"><text:tab/>- </text:span><text:span text:style-name="T7">redimensionner et compresser les images avant de les mètres sur notre site.</text:span></text:p>
      <text:p text:style-name="P6"/>
      <text:p text:style-name="P6">source : <text:span text:style-name="T24">https://kinsta.com/fr/blog/optimiser-les-images-pour-le-web/</text:span></text:p>
      <text:p text:style-name="P13"/>
      <text:p text:style-name="P8">5. Eviter le "Black hat"</text:p>
      <text:p text:style-name="P8"/>
      <text:p text:style-name="P8"><text:tab/><text:span text:style-name="T30">- Ne pas mettre de mots cles chaches dans la page.</text:span></text:p>
      <text:p text:style-name="P8"><text:span text:style-name="T30"/></text:p>
      <text:p text:style-name="P19"><text:span text:style-name="T32">source : </text:span><text:span text:style-name="T35">https://seo-actu.fr/referencement-tout-savoir-sur-le-texte-cache/ </text:span></text:p>
      <text:p text:style-name="P8"><text:span text:style-name="T30"/></text:p>
      <text:p text:style-name="P8"/>
      <text:p text:style-name="P8">6. Assurer une bonne accessibilite du site.</text:p>
      <text:p text:style-name="P8"/>
      <text:p text:style-name="P8"><text:tab/>- </text:p>
      <text:p text:style-name="P6"/>
      <text:p text:style-name="P7">10. Avoir une bonne stratégie de liens.</text:p>
      <text:p text:style-name="P7"/>
      <text:p text:style-name="P7"><text:s/>- </text:p>
      <text:p text:style-name="P6"><text:s/></text:p>
      <text:p text:style-name="P5"/>
      <text:p text:style-name="P5"/>
      <text:p text:style-name="P12"><text:line-break/></text:p>
      <text:p text:style-name="P3"/>
      <text:p text:style-name="P10"/>
      <text:p text:style-name="P3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 tarr</meta:initial-creator>
    <meta:creation-date>2020-04-17T06:48:37.60</meta:creation-date>
    <dc:date>2020-04-25T13:01:36.43</dc:date>
    <dc:creator>yann tarr</dc:creator>
    <meta:editing-duration>P4DT11H32M23S</meta:editing-duration>
    <meta:editing-cycles>6</meta:editing-cycles>
    <meta:generator>OpenOffice/4.1.7$Win32 OpenOffice.org_project/417m1$Build-9800</meta:generator>
    <meta:document-statistic meta:table-count="0" meta:image-count="0" meta:object-count="0" meta:page-count="2" meta:paragraph-count="31" meta:word-count="285" meta:character-count="1977"/>
  </office:meta>
</office:document-meta>
</file>